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1d57d" officeooo:paragraph-rsid="0011d57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Mono" fo:font-size="12pt" fo:language="ro" fo:country="RO" style:text-underline-style="none" fo:font-weight="normal" officeooo:rsid="00138d69" officeooo:paragraph-rsid="0011d57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Mono" fo:font-size="12pt" fo:language="ro" fo:country="RO" style:text-underline-style="none" fo:font-weight="normal" officeooo:rsid="00138d69" officeooo:paragraph-rsid="0011d57d" style:font-size-asian="12pt" style:font-weight-asian="normal" style:font-size-complex="12pt" style:font-weight-complex="normal"/>
    </style:style>
    <style:style style:name="T1" style:family="text">
      <style:text-properties officeooo:rsid="00160889"/>
    </style:style>
    <style:style style:name="T2" style:family="text">
      <style:text-properties officeooo:rsid="001800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CKSHOT_ROULETTE_<text:span text:style-name="T2">ESP</text:span></text:p>
      <text:p text:style-name="P1"/>
      <text:p text:style-name="P1"/>
      <text:p text:style-name="P2">Buckshot Roulette es un videojuego corto indie de terror de sobremesa de 2023 desarrollado y publicado por Mike Klubnika en itch.io. Fue lanzado en Steam por Critical Reflex el 4 de abril de 2024, para coincidir con una nueva actualización. El juego ha sido comparado con el juego roguelike de 2021 Inscryption, presentando unos efectos visuales descarnados e industriales en contraposición al estilo más rústico y mítico de Inscryption. Klubnika ha desarrollado el juego con el motor Godot y ha compuesto la banda sonora.</text:p>
      <text:p text:style-name="P2"/>
      <text:p text:style-name="P2">Esta recreación del juego en lenguaje C es sólo por diversión. La idea del juego no es mía. Todos los créditos son para Mike Klubnika.</text:p>
      <text:p text:style-name="P2"/>
      <text:p text:style-name="P2">Enlaces:</text:p>
      <text:p text:style-name="P2"/>
      <text:p text:style-name="P2">https://mikeklubnika.itch.io/buckshot-roulette</text:p>
      <text:p text:style-name="P2">https://store.steampowered.com/app/2835570/Buckshot_Roulette/</text:p>
      <text:p text:style-name="P2">https://mikeklubnika.bandcamp.com/album/buckshot-roulette</text:p>
      <text:p text:style-name="P2">https://www.criticalreflex.com/buckshot_roulette</text:p>
      <text:p text:style-name="P2"/>
      <text:p text:style-name="P2">Traducción al español:</text:p>
      <text:p text:style-name="P2"/>
      <text:p text:style-name="P2">Versión española traducida por Popa Maria - Paula, que es licenciada en traducción e interpretación en inglés y francés. En cuanto a la traducción al español, no dispone de ningún documento que certifique que está autorizada para traducir al españo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6:56:33.470798434</meta:creation-date>
    <dc:date>2024-08-13T19:02:26.452310017</dc:date>
    <meta:editing-duration>PT17M3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58" meta:character-count="1169" meta:non-whitespace-character-count="1021"/>
  </office:meta>
</office:document-meta>
</file>